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0">
      <style:table-cell-properties fo:background-color="#FFC000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FC000"/>
    </style:style>
    <style:style style:name="ce9" style:family="table-cell" style:parent-style-name="Default" style:data-style-name="N0">
      <style:table-cell-properties fo:border="thin solid #000000" fo:background-color="#FFC000"/>
    </style:style>
    <style:style style:name="ce10" style:family="table-cell" style:parent-style-name="Default" style:data-style-name="N30">
      <style:table-cell-properties fo:border="thin solid #000000" fo:background-color="#FFC000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fo:background-color="#FFC000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14" style:family="table-cell" style:parent-style-name="Default" style:data-style-name="N30">
      <style:table-cell-properties fo:border="thin solid #000000" fo:background-color="#FFC000"/>
    </style:style>
    <style:style style:name="co1" style:family="table-column">
      <style:table-column-properties fo:break-before="auto" style:column-width="7.355416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2"/>
        <table:table-column table:style-name="co4" table:default-cell-style-name="ce13"/>
        <table:table-column table:style-name="co5" table:default-cell-style-name="ce2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style-name="ce2">
            <text:p>Arr</text:p>
          </table:table-cell>
          <table:table-cell office:value-type="string" table:style-name="ce2">
            <text:p>Dep</text:p>
          </table:table-cell>
          <table:table-cell office:value-type="string" table:style-name="ce2">
            <text:p>Label</text:p>
          </table:table-cell>
          <table:table-cell office:value-type="string" table:style-name="ce2">
            <text:p>Shunting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####</text:p>
          </table:table-cell>
          <table:table-cell table:number-columns-repeated="4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KS - Os</text:p>
          </table:table-cell>
          <table:table-cell table:number-columns-repeated="4" table:style-name="ce2"/>
          <table:table-cell table:number-columns-repeated="36" table:style-name="ce1"/>
          <table:table-cell table:number-columns-repeated="16343" table:style-name="ce3"/>
        </table:table-row>
        <table:table-row table:style-name="ro2">
          <table:table-cell office:value-type="float" office:value="40673" table:style-name="ce4">
            <text:p>40673</text:p>
          </table:table-cell>
          <table:table-cell table:number-columns-repeated="4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S1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from Czestochowa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Z", "ST", 1, "(1)"</text:p>
          </table:table-cell>
          <table:table-cell office:value-type="time" office:time-value="PT15H55M0S" table:style-name="ce6">
            <text:p>15:55</text:p>
          </table:table-cell>
          <table:table-cell office:value-type="time" office:time-value="PT15H55M0S" table:style-name="ce7">
            <text:p>15:55</text:p>
          </table:table-cell>
          <table:table-cell office:value-type="string" table:style-name="ce2">
            <text:p>Katowice Zawodzi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O", "ST", 113, "(N/A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O", "ST", 3, "(2)"</text:p>
          </table:table-cell>
          <table:table-cell office:value-type="time" office:time-value="PT15H59M0S" table:style-name="ce6">
            <text:p>15:59</text:p>
          </table:table-cell>
          <table:table-cell office:value-type="time" office:time-value="PT16H3M0S" table:style-name="ce7">
            <text:p>16:03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8">
            <text:p>"KO-KTC-1", "SBL", 1, "1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8">
            <text:p>"KO-KTC-2", "SBL+POGP", 1, "2", "(2)"</text:p>
          </table:table-cell>
          <table:table-cell office:value-type="time" office:time-value="PT16H6M0S" table:style-name="ce6">
            <text:p>16:06</text:p>
          </table:table-cell>
          <table:table-cell office:value-type="time" office:time-value="PT16H6M0S" table:style-name="ce7">
            <text:p>16:06</text:p>
          </table:table-cell>
          <table:table-cell office:value-type="string" table:style-name="ce2">
            <text:p>Katowice Załęż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TC-CB-1", "SBL", 1, "1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TC-CB-2", "SBL+Sem(ST)", 1, "2", "(2)"</text:p>
          </table:table-cell>
          <table:table-cell table:style-name="ce6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CB", "ST", 1, "(1)"</text:p>
          </table:table-cell>
          <table:table-cell office:value-type="time" office:time-value="PT16H10M0S" table:style-name="ce6">
            <text:p>16:10</text:p>
          </table:table-cell>
          <table:table-cell office:value-type="time" office:time-value="PT16H10M0S" table:style-name="ce7">
            <text:p>16:10</text:p>
          </table:table-cell>
          <table:table-cell office:value-type="string" table:style-name="ce2">
            <text:p>Chorzów Batory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to Gliwice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94766" table:style-name="ce2">
            <text:p>94766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S5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from Zwardoń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", "ST", 2, "(2)"</text:p>
          </table:table-cell>
          <table:table-cell office:value-type="time" office:time-value="PT15H57M0S" table:style-name="ce6">
            <text:p>15:57</text:p>
          </table:table-cell>
          <table:table-cell office:value-type="time" office:time-value="PT15H57M0S" table:style-name="ce7">
            <text:p>15:57</text:p>
          </table:table-cell>
          <table:table-cell office:value-type="string" table:style-name="ce2">
            <text:p>Katowice Ligota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5">
            <text:p>"KL-Bry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-Bry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Bry", "PODG", 2, "1", "(1)"</text:p>
          </table:table-cell>
          <table:table-cell office:value-type="time" office:time-value="PT16H0M0S" table:style-name="ce6">
            <text:p>16:00</text:p>
          </table:table-cell>
          <table:table-cell office:value-type="time" office:time-value="PT16H0M0S" table:style-name="ce7">
            <text:p>16:00</text:p>
          </table:table-cell>
          <table:table-cell office:value-type="string" table:style-name="ce2">
            <text:p>Katowice Brynów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5">
            <text:p>"Bry-KO", "PODG+Sem(ST)", 2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O", "ST", 8, "(4)"</text:p>
          </table:table-cell>
          <table:table-cell office:value-type="time" office:time-value="PT16H4M0S" table:style-name="ce6">
            <text:p>16:04</text:p>
          </table:table-cell>
          <table:table-cell table:style-name="ce2"/>
          <table:table-cell office:value-type="string" table:style-name="ce2">
            <text:p>Katowic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9">
            <text:p>"KO", "ST-M", 1114, "(N/A)"</text:p>
          </table:table-cell>
          <table:table-cell table:style-name="ce6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erminates in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IC - I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26103" table:style-name="ce2">
            <text:p>26103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BOLKO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from Lublin Główny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Z", "ST", 1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O", "ST", 117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O", "ST", 7, "(1)"</text:p>
          </table:table-cell>
          <table:table-cell office:value-type="time" office:time-value="PT16H4M0S" table:style-name="ce6">
            <text:p>16:04</text:p>
          </table:table-cell>
          <table:table-cell office:value-type="time" office:time-value="PT16H11M0S" table:style-name="ce7">
            <text:p>16:11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"KO-KTC-1", "SBL", 1, "1", "(2)"</text:p>
          </table:table-cell>
          <table:table-cell table:style-name="ce6"/>
          <table:table-cell table:style-name="ce7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8">
            <text:p>"KO-KTC-2", "SBL+POGP", 1, "2", "(2)"</text:p>
          </table:table-cell>
          <table:table-cell table:style-name="ce6"/>
          <table:table-cell table:style-name="ce7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5">
            <text:p>"KTC-CB-1", "SBL", 1, "1", "(2)"</text:p>
          </table:table-cell>
          <table:table-cell table:style-name="ce6"/>
          <table:table-cell table:style-name="ce7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5">
            <text:p>"KTC-CB-2", "SBL+Sem(ST)", 1, "2", "(2)"</text:p>
          </table:table-cell>
          <table:table-cell table:style-name="ce6"/>
          <table:table-cell table:style-name="ce7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5">
            <text:p>"CB", "ST", 1, "(1)"</text:p>
          </table:table-cell>
          <table:table-cell table:style-name="ce6"/>
          <table:table-cell table:style-name="ce7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4">
            <text:p>to Wrocław Główny</text:p>
          </table:table-cell>
          <table:table-cell table:style-name="ce6"/>
          <table:table-cell table:style-name="ce7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IC - I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2100" table:style-name="ce4">
            <text:p>42100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ZTYGAR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departs from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O(IC)", "B-M", 500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"KO", "ST", 114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"KO", "ST", 2, "(3)"</text:p>
          </table:table-cell>
          <table:table-cell table:style-name="ce4"/>
          <table:table-cell office:value-type="time" office:time-value="PT16H8M0S" table:style-name="ce7">
            <text:p>16:08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5">
            <text:p>"KO", "ST", 114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O-KZ", "SBL+Sem(ST)", 2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Z", "ST", 2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to Lublin Główny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IC - I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5312" table:style-name="ce4">
            <text:p>5312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PIAST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Gdynia Główna via Wrocław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", "ST", 2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-KTC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-KTC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9">
            <text:p>"KTC-KO-1", "SBL+PO(Załęże)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9">
            <text:p>"KTC-KO-2", "SBL+Sem(ST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4, "(3)"</text:p>
          </table:table-cell>
          <table:table-cell office:value-type="time" office:time-value="PT16H6M0S" table:style-name="ce6">
            <text:p>16:06</text:p>
          </table:table-cell>
          <table:table-cell office:value-type="time" office:time-value="PT16H9M0S" table:style-name="ce7">
            <text:p>16:09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"KO", "ST", 114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Z", "ST", 4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to Kraków Główny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0518" table:style-name="ce2">
            <text:p>40518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S4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from Tychy Lodowisko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", "ST", 2, "(2)"</text:p>
          </table:table-cell>
          <table:table-cell office:value-type="time" office:time-value="PT16H3M0S" table:style-name="ce6">
            <text:p>16:03</text:p>
          </table:table-cell>
          <table:table-cell office:value-type="time" office:time-value="PT16H3M0S" table:style-name="ce7">
            <text:p>16:03</text:p>
          </table:table-cell>
          <table:table-cell office:value-type="string" table:style-name="ce2">
            <text:p>Katowice Ligota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KL-Bry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-Bry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Bry", "PODG", 2, "1", "(1)"</text:p>
          </table:table-cell>
          <table:table-cell office:value-type="time" office:time-value="PT16H6M0S" table:style-name="ce6">
            <text:p>16:06</text:p>
          </table:table-cell>
          <table:table-cell office:value-type="time" office:time-value="PT16H6M0S" table:style-name="ce7">
            <text:p>16:06</text:p>
          </table:table-cell>
          <table:table-cell office:value-type="string" table:style-name="ce2">
            <text:p>Katowice Brynów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Bry-KO", "PODG+Sem(ST)", 2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3, "(2)"</text:p>
          </table:table-cell>
          <table:table-cell office:value-type="time" office:time-value="PT16H9M0S" table:style-name="ce6">
            <text:p>16:09</text:p>
          </table:table-cell>
          <table:table-cell table:style-name="ce2"/>
          <table:table-cell office:value-type="string" table:style-name="ce2">
            <text:p>Katowic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9">
            <text:p>"KO", "ST-M", 1113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erminates in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PR - R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34319" table:style-name="ce4">
            <text:p>34319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No nam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Kraków Główny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Z", "ST", 3, "(2)"</text:p>
          </table:table-cell>
          <table:table-cell office:value-type="time" office:time-value="PT16H10M0S" table:style-name="ce6">
            <text:p>16:10</text:p>
          </table:table-cell>
          <table:table-cell office:value-type="time" office:time-value="PT16H10M0S" table:style-name="ce7">
            <text:p>16:10</text:p>
          </table:table-cell>
          <table:table-cell office:value-type="string" table:style-name="ce2">
            <text:p>Katowice Zawodzi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114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10, "(4)"</text:p>
          </table:table-cell>
          <table:table-cell office:value-type="time" office:time-value="PT16H14M0S" table:style-name="ce6">
            <text:p>16:14</text:p>
          </table:table-cell>
          <table:table-cell table:style-name="ce2"/>
          <table:table-cell office:value-type="string" table:style-name="ce2">
            <text:p>Katowic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9">
            <text:p>"KO", "ST-M", 1118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erminates in Katowice; turn around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IC - I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14006/112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ILESI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Warszawa Wschodni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Z", "ST", 1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117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9, "(1)"</text:p>
          </table:table-cell>
          <table:table-cell office:value-type="time" office:time-value="PT16H10M0S" table:style-name="ce6">
            <text:p>16:10</text:p>
          </table:table-cell>
          <table:table-cell office:value-type="time" office:time-value="PT16H19M0S" table:style-name="ce7">
            <text:p>16:19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"KO-Bugla-Bry-1", "Sem(ST)+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-Bugla-Bry-2", "SBL+Sem(PODG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Bry-KL-1", "SBL+POGP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Bry-KL-2", "SBL+Sem(ST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L", "ST", 2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to Praha Hlavni Nadrazi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KS - OsP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94611" table:style-name="ce2">
            <text:p>94611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S6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departs from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4">
            <text:p>"Rac(KS)", "B-M", 200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"KO", "ST", 1, "(2)"</text:p>
          </table:table-cell>
          <table:table-cell table:style-name="ce4"/>
          <table:table-cell office:value-type="time" office:time-value="PT16H12M0S" table:style-name="ce7">
            <text:p>16:12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0">
            <text:p>"KO-Bugla-Bry-1", "Sem(ST)+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-Bugla-Bry-2", "SBL+Sem(PODG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Bry-KL-1", "SBL+POGP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Bry-KL-2", "SBL+Sem(ST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L", "ST", 2, "(2)"</text:p>
          </table:table-cell>
          <table:table-cell office:value-type="time" office:time-value="PT16H17M0S" table:style-name="ce6">
            <text:p>16:17</text:p>
          </table:table-cell>
          <table:table-cell office:value-type="time" office:time-value="PT16H17M0S" table:style-name="ce7">
            <text:p>16:17</text:p>
          </table:table-cell>
          <table:table-cell office:value-type="string" table:style-name="ce2">
            <text:p>Katowice Ligota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2">
            <text:p>to Wisła Głęb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KS - OsP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0150" table:style-name="ce2">
            <text:p>40150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1 KARLIK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Gli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", "ST", 2, "(1)"</text:p>
          </table:table-cell>
          <table:table-cell office:value-type="time" office:time-value="PT16H10M0S" table:style-name="ce6">
            <text:p>16:10</text:p>
          </table:table-cell>
          <table:table-cell office:value-type="time" office:time-value="PT16H10M0S" table:style-name="ce7">
            <text:p>16:10</text:p>
          </table:table-cell>
          <table:table-cell office:value-type="string" table:style-name="ce2">
            <text:p>Chorzów Batory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"CB-KTC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-KTC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9">
            <text:p>"KTC-KO-1", "SBL+PO(Załęże)", 2, "1", "(2)"</text:p>
          </table:table-cell>
          <table:table-cell office:value-type="time" office:time-value="PT16H13M0S" table:style-name="ce6">
            <text:p>16:13</text:p>
          </table:table-cell>
          <table:table-cell office:value-type="time" office:time-value="PT16H13M0S" table:style-name="ce7">
            <text:p>16:13</text:p>
          </table:table-cell>
          <table:table-cell office:value-type="string" table:style-name="ce2">
            <text:p>Katowice Załęże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"KTC-KO-2", "SBL+Sem(ST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4, "(3)"</text:p>
          </table:table-cell>
          <table:table-cell office:value-type="time" office:time-value="PT16H16M0S" table:style-name="ce6">
            <text:p>16:16</text:p>
          </table:table-cell>
          <table:table-cell office:value-type="time" office:time-value="PT16H18M0S" table:style-name="ce7">
            <text:p>16:18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"KO", "ST", 114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Z", "ST", 2, "(1)"</text:p>
          </table:table-cell>
          <table:table-cell office:value-type="time" office:time-value="PT16H26M0S" table:style-name="ce6">
            <text:p>16:26</text:p>
          </table:table-cell>
          <table:table-cell office:value-type="time" office:time-value="PT16H26M0S" table:style-name="ce7">
            <text:p>16:26</text:p>
          </table:table-cell>
          <table:table-cell office:value-type="string" table:style-name="ce2">
            <text:p>Katowice Zawodzi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to Częstochow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IC - I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130/41004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BATHORY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Budapest-Nyugati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", "ST", 2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-Bry-1", "SBL", 2, "1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L-Bry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Bry", "PODG", 2, "1"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Bry-KO", "PODG+Sem(ST)", 2, "1"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0">
            <text:p>"KO", "ST", 10, "(4)"</text:p>
          </table:table-cell>
          <table:table-cell office:value-type="time" office:time-value="PT16H15M0S" table:style-name="ce6">
            <text:p>16:15</text:p>
          </table:table-cell>
          <table:table-cell office:value-type="time" office:time-value="PT16H23M0S" table:style-name="ce7">
            <text:p>16:23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9">
            <text:p>"KO", "ST", 118, "(N/A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0">
            <text:p>"KZ", "ST", 2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to Brest-Centralnyi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KS - OsP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float" office:value="94113" table:style-name="ce4">
            <text:p>94113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S5 SPRINTER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departs from Katowice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4">
            <text:p>"Rac(KS)", "B-M", 200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1">
            <text:p>Maybe from Rac(KS)?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"KO", "ST", 1, "(2)"</text:p>
          </table:table-cell>
          <table:table-cell table:style-name="ce4"/>
          <table:table-cell office:value-type="time" office:time-value="PT16H24M0S" table:style-name="ce7">
            <text:p>16:24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10">
            <text:p>"KO-Bugla-Bry-1", "Sem(ST)+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-Bugla-Bry-2", "SBL+Sem(PODG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Bry-KL-1", "SBL+POGP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Bry-KL-2", "SBL+Sem(ST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L", "ST", 2, "(2)"</text:p>
          </table:table-cell>
          <table:table-cell office:value-type="time" office:time-value="PT16H30M0S" table:style-name="ce6">
            <text:p>16:30</text:p>
          </table:table-cell>
          <table:table-cell office:value-type="time" office:time-value="PT16H30M0S" table:style-name="ce7">
            <text:p>16:30</text:p>
          </table:table-cell>
          <table:table-cell office:value-type="string" table:style-name="ce2">
            <text:p>Katowice Ligot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 Żywie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0673" table:style-name="ce4">
            <text:p>40673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1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from Czestochow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Z", "ST", 1, "(1)"</text:p>
          </table:table-cell>
          <table:table-cell office:value-type="time" office:time-value="PT16H14M0S" table:style-name="ce6">
            <text:p>16:14</text:p>
          </table:table-cell>
          <table:table-cell office:value-type="time" office:time-value="PT16H14M0S" table:style-name="ce7">
            <text:p>16:14</text:p>
          </table:table-cell>
          <table:table-cell office:value-type="string" table:style-name="ce2">
            <text:p>Katowice Zawodzi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117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7, "(1)"</text:p>
          </table:table-cell>
          <table:table-cell office:value-type="time" office:time-value="PT16H18M0S" table:style-name="ce6">
            <text:p>16:18</text:p>
          </table:table-cell>
          <table:table-cell office:value-type="time" office:time-value="PT16H30M0S" table:style-name="ce7">
            <text:p>16:30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"KO-KTC-1", "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8">
            <text:p>"KO-KTC-2", "SBL+POGP", 1, "2", "(2)"</text:p>
          </table:table-cell>
          <table:table-cell office:value-type="time" office:time-value="PT16H32M0S" table:style-name="ce6">
            <text:p>16:32</text:p>
          </table:table-cell>
          <table:table-cell office:value-type="time" office:time-value="PT16H32M0S" table:style-name="ce7">
            <text:p>16:32</text:p>
          </table:table-cell>
          <table:table-cell office:value-type="string" table:style-name="ce2">
            <text:p>Katowice Załęż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TC-CB-1", "SBL", 1, "1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TC-CB-2", "SBL+Sem(ST)", 1, "2", "(2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CB", "ST", 1, "(1)"</text:p>
          </table:table-cell>
          <table:table-cell office:value-type="time" office:time-value="PT16H36M0S" table:style-name="ce6">
            <text:p>16:36</text:p>
          </table:table-cell>
          <table:table-cell office:value-type="time" office:time-value="PT16H36M0S" table:style-name="ce7">
            <text:p>16:36</text:p>
          </table:table-cell>
          <table:table-cell office:value-type="string" table:style-name="ce2">
            <text:p>Chorzów Batory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to Gliwice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IC - TLK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float" office:value="54101" table:style-name="ce2">
            <text:p>54101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DOKER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from Gdynia Główna via Koluszki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Z", "ST", 1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0">
            <text:p>"KO", "ST", 117, "(N/A)"</text:p>
          </table:table-cell>
          <table:table-cell table:style-name="ce4"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office:value-type="string" table:style-name="ce10">
            <text:p>"KO", "ST", 9, "(1)"</text:p>
          </table:table-cell>
          <table:table-cell office:value-type="time" office:time-value="PT16H28M0S" table:style-name="ce6">
            <text:p>16:28</text:p>
          </table:table-cell>
          <table:table-cell table:style-name="ce2"/>
          <table:table-cell office:value-type="string" table:style-name="ce2">
            <text:p>Katowice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10">
            <text:p>"KO", "ST", 113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0">
            <text:p>"KO(IC)", "B-M", 500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office:value-type="string" table:style-name="ce1">
            <text:p>Look at this shunting pat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terminates in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0477" table:style-name="ce4">
            <text:p>40477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4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departs from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9">
            <text:p>"KO", "ST-M", 1113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"KO", "ST", 7, "(1)"</text:p>
          </table:table-cell>
          <table:table-cell table:style-name="ce4"/>
          <table:table-cell office:value-type="time" office:time-value="PT16H29M0S" table:style-name="ce7">
            <text:p>16:29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0">
            <text:p>"KO-Bugla-Bry-1", "Sem(ST)+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-Bugla-Bry-2", "SBL+Sem(PODG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Bry-KL-1", "SBL+POGP", 1, "1", "(2)"</text:p>
          </table:table-cell>
          <table:table-cell office:value-type="time" office:time-value="PT16H32M0S" table:style-name="ce6">
            <text:p>16:32</text:p>
          </table:table-cell>
          <table:table-cell office:value-type="time" office:time-value="PT16H32M0S" table:style-name="ce7">
            <text:p>16:32</text:p>
          </table:table-cell>
          <table:table-cell office:value-type="string" table:style-name="ce2">
            <text:p>Katowice Brynów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0">
            <text:p>"Bry-KL-2", "SBL+Sem(ST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L", "ST", 2, "(2)"</text:p>
          </table:table-cell>
          <table:table-cell office:value-type="time" office:time-value="PT16H35M0S" table:style-name="ce6">
            <text:p>16:35</text:p>
          </table:table-cell>
          <table:table-cell office:value-type="time" office:time-value="PT16H35M0S" table:style-name="ce7">
            <text:p>16:35</text:p>
          </table:table-cell>
          <table:table-cell office:value-type="string" table:style-name="ce2">
            <text:p>Katowice Ligota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4">
            <text:p>to Tychy Lodowisko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IC - EIP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500" table:style-name="ce4">
            <text:p>4500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Pendolino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Gli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", "ST", 2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-KTC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-KTC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9">
            <text:p>"KTC-KO-1", "SBL+PO(Załęże)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9">
            <text:p>"KTC-KO-2", "SBL+Sem(ST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2, "(3)"</text:p>
          </table:table-cell>
          <table:table-cell office:value-type="time" office:time-value="PT16H31M0S" table:style-name="ce6">
            <text:p>16:31</text:p>
          </table:table-cell>
          <table:table-cell office:value-type="time" office:time-value="PT16H35M0S" table:style-name="ce7">
            <text:p>16:35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"KO", "ST", 114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Z", "ST", 2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2">
            <text:p>to Gdynia Główna via Warszaw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94317" table:style-name="ce4">
            <text:p>94317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8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Oświęcim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Z", "ST", 3, "(2)"</text:p>
          </table:table-cell>
          <table:table-cell office:value-type="time" office:time-value="PT16H39M0S" table:style-name="ce6">
            <text:p>16:39</text:p>
          </table:table-cell>
          <table:table-cell office:value-type="time" office:time-value="PT16H39M0S" table:style-name="ce7">
            <text:p>16:39</text:p>
          </table:table-cell>
          <table:table-cell office:value-type="string" table:style-name="ce2">
            <text:p>Katowice Zawodzie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"KZ-KO", "SBL+Sem(ST)", 3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117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7, "(1)"</text:p>
          </table:table-cell>
          <table:table-cell office:value-type="time" office:time-value="PT16H44M0S" table:style-name="ce6">
            <text:p>16:44</text:p>
          </table:table-cell>
          <table:table-cell office:value-type="time" office:time-value="PT16H50M0S" table:style-name="ce7">
            <text:p>16:50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"KO-KTC-1", "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8">
            <text:p>"KO-KTC-2", "SBL+POGP", 1, "2", "(2)"</text:p>
          </table:table-cell>
          <table:table-cell office:value-type="time" office:time-value="PT16H53M0S" table:style-name="ce6">
            <text:p>16:53</text:p>
          </table:table-cell>
          <table:table-cell office:value-type="time" office:time-value="PT16H53M0S" table:style-name="ce7">
            <text:p>16:53</text:p>
          </table:table-cell>
          <table:table-cell office:value-type="string" table:style-name="ce2">
            <text:p>Katowice Załęż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KTC-CB-1", "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TC-CB-2", "SBL+Sem(ST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1">
            <text:p>"CB", "ST", 3, "(2)"</text:p>
          </table:table-cell>
          <table:table-cell office:value-type="time" office:time-value="PT16H57M0S" table:style-name="ce6">
            <text:p>16:57</text:p>
          </table:table-cell>
          <table:table-cell office:value-type="time" office:time-value="PT16H57M0S" table:style-name="ce7">
            <text:p>16:57</text:p>
          </table:table-cell>
          <table:table-cell office:value-type="string" table:style-name="ce2">
            <text:p>Chorzów Bator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 Lublinie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4717" table:style-name="ce4">
            <text:p>44717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7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departs from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9">
            <text:p>"KO", "ST-M", 1114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"KO", "ST", 1, "(2)"</text:p>
          </table:table-cell>
          <table:table-cell table:style-name="ce4"/>
          <table:table-cell office:value-type="time" office:time-value="PT16H36M0S" table:style-name="ce7">
            <text:p>16:36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0">
            <text:p>"KO-Bugla-Bry-1", "Sem(ST)+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-Bugla-Bry-2", "SBL+Sem(PODG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Bry-KL-1", "SBL+POGP", 1, "1", "(2)"</text:p>
          </table:table-cell>
          <table:table-cell office:value-type="time" office:time-value="PT16H39M0S" table:style-name="ce6">
            <text:p>16:39</text:p>
          </table:table-cell>
          <table:table-cell office:value-type="time" office:time-value="PT16H39M0S" table:style-name="ce7">
            <text:p>16:39</text:p>
          </table:table-cell>
          <table:table-cell office:value-type="string" table:style-name="ce2">
            <text:p>Katowice Brynów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0">
            <text:p>"Bry-KL-2", "SBL+Sem(ST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L", "ST", 3, "(1)"</text:p>
          </table:table-cell>
          <table:table-cell office:value-type="time" office:time-value="PT16H43M0S" table:style-name="ce6">
            <text:p>16:43</text:p>
          </table:table-cell>
          <table:table-cell office:value-type="time" office:time-value="PT16H43M0S" table:style-name="ce7">
            <text:p>16:43</text:p>
          </table:table-cell>
          <table:table-cell office:value-type="string" table:style-name="ce2">
            <text:p>Katowice Ligota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4">
            <text:p>to Racibórz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64350" table:style-name="ce4">
            <text:p>64350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8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Kluczbork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", "ST", 4, "(2)"</text:p>
          </table:table-cell>
          <table:table-cell office:value-type="time" office:time-value="PT16H31M0S" table:style-name="ce6">
            <text:p>16:31</text:p>
          </table:table-cell>
          <table:table-cell office:value-type="time" office:time-value="PT16H31M0S" table:style-name="ce7">
            <text:p>16:31</text:p>
          </table:table-cell>
          <table:table-cell office:value-type="string" table:style-name="ce2">
            <text:p>Chorzów Batory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0">
            <text:p>"CB-KTC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-KTC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9">
            <text:p>"KTC-KO-1", "SBL+PO(Załęże)", 2, "1", "(2)"</text:p>
          </table:table-cell>
          <table:table-cell office:value-type="time" office:time-value="PT16H34M0S" table:style-name="ce6">
            <text:p>16:34</text:p>
          </table:table-cell>
          <table:table-cell office:value-type="time" office:time-value="PT16H34M0S" table:style-name="ce7">
            <text:p>16:34</text:p>
          </table:table-cell>
          <table:table-cell office:value-type="string" table:style-name="ce2">
            <text:p>Katowice Załęż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9">
            <text:p>"KTC-KO-2", "SBL+Sem(ST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8, "(4)"</text:p>
          </table:table-cell>
          <table:table-cell office:value-type="time" office:time-value="PT16H38M0S" table:style-name="ce6">
            <text:p>16:38</text:p>
          </table:table-cell>
          <table:table-cell office:value-type="time" office:time-value="PT16H40M0S" table:style-name="ce7">
            <text:p>16:40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9">
            <text:p>"KO", "ST", 118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Z", "ST", 4, "(2)"</text:p>
          </table:table-cell>
          <table:table-cell office:value-type="time" office:time-value="PT16H44M0S" table:style-name="ce6">
            <text:p>16:44</text:p>
          </table:table-cell>
          <table:table-cell office:value-type="time" office:time-value="PT16H44M0S" table:style-name="ce7">
            <text:p>16:44</text:p>
          </table:table-cell>
          <table:table-cell office:value-type="string" table:style-name="ce2">
            <text:p>Katowice Zawodzi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4">
            <text:p>to Oświęcim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94813" table:style-name="ce4">
            <text:p>94813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5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departs from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9">
            <text:p>"KO", "ST-M", 1113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"KO", "ST", 1, "(2)"</text:p>
          </table:table-cell>
          <table:table-cell table:style-name="ce4"/>
          <table:table-cell office:value-type="time" office:time-value="PT16H47M0S" table:style-name="ce7">
            <text:p>16:47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0">
            <text:p>"KO-Bugla-Bry-1", "Sem(ST)+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-Bugla-Bry-2", "SBL+Sem(PODG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Bry-KL-1", "SBL+POGP", 1, "1", "(2)"</text:p>
          </table:table-cell>
          <table:table-cell office:value-type="time" office:time-value="PT16H51M0S" table:style-name="ce6">
            <text:p>16:51</text:p>
          </table:table-cell>
          <table:table-cell office:value-type="time" office:time-value="PT16H51M0S" table:style-name="ce7">
            <text:p>16:51</text:p>
          </table:table-cell>
          <table:table-cell office:value-type="string" table:style-name="ce2">
            <text:p>Katowice Brynów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"Bry-KL-2", "SBL+Sem(ST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L", "ST", 1, "(2)"</text:p>
          </table:table-cell>
          <table:table-cell office:value-type="time" office:time-value="PT16H54M0S" table:style-name="ce6">
            <text:p>16:54</text:p>
          </table:table-cell>
          <table:table-cell office:value-type="time" office:time-value="PT16H54M0S" table:style-name="ce7">
            <text:p>16:54</text:p>
          </table:table-cell>
          <table:table-cell office:value-type="string" table:style-name="ce2">
            <text:p>Katowice Ligot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 Żywie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4862" table:style-name="ce4">
            <text:p>44862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71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Chałupki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", "ST", 2, "(2)"</text:p>
          </table:table-cell>
          <table:table-cell office:value-type="time" office:time-value="PT16H42M0S" table:style-name="ce6">
            <text:p>16:42</text:p>
          </table:table-cell>
          <table:table-cell office:value-type="time" office:time-value="PT16H42M0S" table:style-name="ce7">
            <text:p>16:42</text:p>
          </table:table-cell>
          <table:table-cell office:value-type="string" table:style-name="ce2">
            <text:p>Katowice Ligota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KL-Bry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-Bry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Bry", "PODG", 2, "1", "(1)"</text:p>
          </table:table-cell>
          <table:table-cell office:value-type="time" office:time-value="PT16H45M0S" table:style-name="ce6">
            <text:p>16:45</text:p>
          </table:table-cell>
          <table:table-cell office:value-type="time" office:time-value="PT16H45M0S" table:style-name="ce7">
            <text:p>16:45</text:p>
          </table:table-cell>
          <table:table-cell office:value-type="string" table:style-name="ce2">
            <text:p>Katowice Brynów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Bry-KO", "PODG+Sem(ST)", 2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8, "(4)"</text:p>
          </table:table-cell>
          <table:table-cell office:value-type="time" office:time-value="PT16H48M0S" table:style-name="ce6">
            <text:p>16:48</text:p>
          </table:table-cell>
          <table:table-cell table:style-name="ce2"/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"KO", "ST-M", 1118, "(N/A)"</text:p>
          </table:table-cell>
          <table:table-cell table:style-name="ce4"/>
          <table:table-cell table:number-columns-repeated="2" table:style-name="ce2"/>
          <table:table-cell office:value-type="string" table:style-name="ce2">
            <text:p>Y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erminates in Kato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KS - Os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0628" table:style-name="ce4">
            <text:p>40628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1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Gli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", "ST", 2, "(1)"</text:p>
          </table:table-cell>
          <table:table-cell office:value-type="time" office:time-value="PT16H36M0S" table:style-name="ce6">
            <text:p>16:36</text:p>
          </table:table-cell>
          <table:table-cell office:value-type="time" office:time-value="PT16H36M0S" table:style-name="ce7">
            <text:p>16:36</text:p>
          </table:table-cell>
          <table:table-cell office:value-type="string" table:style-name="ce2">
            <text:p>Chorzów Batory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0">
            <text:p>"CB-KTC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-KTC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9">
            <text:p>"KTC-KO-1", "SBL+PO(Załęże)", 2, "1", "(2)"</text:p>
          </table:table-cell>
          <table:table-cell office:value-type="time" office:time-value="PT16H40M0S" table:style-name="ce6">
            <text:p>16:40</text:p>
          </table:table-cell>
          <table:table-cell office:value-type="time" office:time-value="PT16H40M0S" table:style-name="ce7">
            <text:p>16:40</text:p>
          </table:table-cell>
          <table:table-cell office:value-type="string" table:style-name="ce2">
            <text:p>Katowice Załęż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9">
            <text:p>"KTC-KO-2", "SBL+Sem(ST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2, "(3)"</text:p>
          </table:table-cell>
          <table:table-cell office:value-type="time" office:time-value="PT16H44M0S" table:style-name="ce6">
            <text:p>16:44</text:p>
          </table:table-cell>
          <table:table-cell office:value-type="time" office:time-value="PT16H51M0S" table:style-name="ce7">
            <text:p>16:51</text:p>
          </table:table-cell>
          <table:table-cell office:value-type="string" table:style-name="ce2">
            <text:p>Katowic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114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-KZ", "SBL+Sem(ST)", 2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Z", "ST", 2, "(1)"</text:p>
          </table:table-cell>
          <table:table-cell office:value-type="time" office:time-value="PT16H54M0S" table:style-name="ce6">
            <text:p>16:54</text:p>
          </table:table-cell>
          <table:table-cell office:value-type="time" office:time-value="PT16H54M0S" table:style-name="ce7">
            <text:p>16:54</text:p>
          </table:table-cell>
          <table:table-cell office:value-type="string" table:style-name="ce2">
            <text:p>Katowice Zawodzie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string" table:style-name="ce4">
            <text:p>to Częstochow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KS - OsP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0675" table:style-name="ce4">
            <text:p>40675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S1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Czestochow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Z", "ST", 1, "(1)"</text:p>
          </table:table-cell>
          <table:table-cell office:value-type="time" office:time-value="PT16H44M0S" table:style-name="ce6">
            <text:p>16:44</text:p>
          </table:table-cell>
          <table:table-cell office:value-type="time" office:time-value="PT16H44M0S" table:style-name="ce7">
            <text:p>16:44</text:p>
          </table:table-cell>
          <table:table-cell office:value-type="string" table:style-name="ce2">
            <text:p>Katowice Zawodzi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117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9, "(1)"</text:p>
          </table:table-cell>
          <table:table-cell office:value-type="time" office:time-value="PT16H48M0S" table:style-name="ce6">
            <text:p>16:48</text:p>
          </table:table-cell>
          <table:table-cell office:value-type="time" office:time-value="PT16H55M0S" table:style-name="ce7">
            <text:p>16:55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"KO-KTC-1", "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8">
            <text:p>"KO-KTC-2", "SBL+POGP", 1, "2", "(2)"</text:p>
          </table:table-cell>
          <table:table-cell office:value-type="time" office:time-value="PT16H58M0S" table:style-name="ce6">
            <text:p>16:58</text:p>
          </table:table-cell>
          <table:table-cell office:value-type="time" office:time-value="PT16H58M0S" table:style-name="ce7">
            <text:p>16:58</text:p>
          </table:table-cell>
          <table:table-cell office:value-type="string" table:style-name="ce2">
            <text:p>Katowice Załęż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KTC-CB-1", "SBL", 1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TC-CB-2", "SBL+Sem(ST)", 1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CB", "ST", 1, "(1)"</text:p>
          </table:table-cell>
          <table:table-cell office:value-type="time" office:time-value="PT17H2M0S" table:style-name="ce6">
            <text:p>17:02</text:p>
          </table:table-cell>
          <table:table-cell office:value-type="time" office:time-value="PT17H2M0S" table:style-name="ce7">
            <text:p>17:02</text:p>
          </table:table-cell>
          <table:table-cell office:value-type="string" table:style-name="ce2">
            <text:p>Chorzów Batory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o Gliwice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IC - I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57/73000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WAWEL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Berlin Hauptbahnhof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", "ST", 2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-KTC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CB-KTC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9">
            <text:p>"KTC-KO-1", "SBL+PO(Załęże)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9">
            <text:p>"KTC-KO-2", "SBL+Sem(ST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4, "(3)"</text:p>
          </table:table-cell>
          <table:table-cell office:value-type="time" office:time-value="PT16H53M0S" table:style-name="ce6">
            <text:p>16:53</text:p>
          </table:table-cell>
          <table:table-cell office:value-type="time" office:time-value="PT16H58M0S" table:style-name="ce7">
            <text:p>16:58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10">
            <text:p>"KO", "ST", 114, "(N/A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-KZ", "SBL+Sem(ST)", 4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Z", "ST", 4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to Kraków Główny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####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IC - IC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float" office:value="4120" table:style-name="ce4">
            <text:p>4120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DASZYŃSKI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from Bielsko-Biała Główn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", "ST", 2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-Bry-1", "SBL", 2, "1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KL-Bry-2", "SBL+Sem(PODG)", 2, "2", "(2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Bry", "PODG", 2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5">
            <text:p>"Bry-KO", "PODG+Sem(ST)", 2, "1", "(1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10">
            <text:p>"KO", "ST", 10, "(4)"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style-name="ro2">
          <table:table-cell office:value-type="string" table:style-name="ce4">
            <text:p>to Warszawa Wschodnia</text:p>
          </table:table-cell>
          <table:table-cell table:style-name="ce4"/>
          <table:table-cell table:number-columns-repeated="3" table:style-name="ce2"/>
          <table:table-cell table:number-columns-repeated="16379"/>
        </table:table-row>
        <table:table-row table:number-rows-repeated="5" table:style-name="ro2">
          <table:table-cell table:number-columns-repeated="2" table:style-name="ce4"/>
          <table:table-cell table:number-columns-repeated="3" table:style-name="ce2"/>
          <table:table-cell table:number-columns-repeated="16379"/>
        </table:table-row>
        <table:table-row table:number-rows-repeated="757" table:style-name="ro2">
          <table:table-cell table:number-columns-repeated="2"/>
          <table:table-cell table:number-columns-repeated="3" table:style-name="ce2"/>
          <table:table-cell table:number-columns-repeated="16379"/>
        </table:table-row>
        <table:table-row table:number-rows-repeated="10474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4</meta:generator>
    <meta:initial-creator>KK</meta:initial-creator>
    <dc:creator>KK</dc:creator>
    <meta:creation-date>2021-06-01T04:24:51Z</meta:creation-date>
    <dc:date>2021-06-07T07:04:12Z</dc:date>
    <meta:editing-cycles>2</meta:editing-cycles>
    <meta:editing-duration>PT673S</meta:editing-duration>
  </office:meta>
</office:document-meta>
</file>